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apple-system, 'apple color emoji', BlinkMacSystemFont, 'Segoe UI', Oxygen-Sans, Ubuntu, Cantarell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Times New Roman" fo:font-size="12pt" officeooo:paragraph-rsid="0006493b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Times New Roman" fo:font-size="12pt" style:font-size-asian="12pt" style:font-size-complex="12pt"/>
    </style:style>
    <style:style style:name="P3" style:family="paragraph" style:parent-style-name="Standard">
      <style:text-properties fo:color="#000000" loext:opacity="100%"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111111" loext:opacity="100%" style:font-name="Times New Roman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fo:color="#111111" loext:opacity="100%" style:font-name="Times New Roman" fo:font-size="12pt" style:font-size-asian="12pt" style:font-size-complex="12pt"/>
    </style:style>
    <style:style style:name="P10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111111" loext:opacity="100%" style:font-name="Times New Roman" fo:font-size="12pt" fo:letter-spacing="normal" fo:font-style="normal" fo:font-weight="normal" officeooo:paragraph-rsid="0006493b" style:font-size-asian="12pt" style:font-size-complex="12pt"/>
    </style:style>
    <style:style style:name="T1" style:family="text">
      <style:text-properties fo:font-style="italic" fo:font-weight="bold"/>
    </style:style>
    <style:style style:name="T2" style:family="text">
      <style:text-properties officeooo:rsid="0006493b"/>
    </style:style>
    <style:style style:name="T3" style:family="text">
      <style:text-properties fo:font-variant="normal" fo:text-transform="none" fo:color="#111111" loext:opacity="100%" fo:letter-spacing="normal" fo:font-style="normal" fo:font-weight="normal"/>
    </style:style>
    <style:style style:name="T4" style:family="text">
      <style:text-properties fo:font-variant="normal" fo:text-transform="none" fo:letter-spacing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officeooo:rsid="0006493b"/>
    </style:style>
    <style:style style:name="T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8" style:family="text">
      <style:text-properties fo:color="#ffffff" loext:opacity="100%" style:font-name="Roboto" fo:font-size="9.60000038146973pt"/>
    </style:style>
    <style:style style:name="T9" style:family="text">
      <style:text-properties fo:color="#ffffff" loext:opacity="100%" fo:font-size="9.60000038146973pt"/>
    </style:style>
    <style:style style:name="T10" style:family="text">
      <style:text-properties fo:font-size="9.60000038146973pt"/>
    </style:style>
    <style:style style:name="T11" style:family="text">
      <style:text-properties style:font-name="Times New Roman"/>
    </style:style>
    <style:style style:name="T12" style:family="text">
      <style:text-properties fo:color="#111111" loext:opacity="100%" style:font-name="Times New Roman"/>
    </style:style>
    <style:style style:name="T13" style:family="text">
      <style:text-properties fo:color="#111111" loext:opacity="100%" style:font-name="Times New Roman" fo:font-size="12pt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Какими параметрами характеризуются алгоритмы сортировки?</text:p>
      <text:p text:style-name="P4"/>
      <text:list text:style-name="L1">
        <text:list-item>
          <text:p text:style-name="P10"><text:span text:style-name="T1">Время </text:span>сортировки: основной параметр, характеризующий быстродействие алгоритма. Хорошей мерой эффективности могут служить число необходимых сравнений ключей и число перестановок элементов. Эти характеристики являются функциями отn– количества сортируемых элементов.</text:p>
        </text:list-item>
        <text:list-item>
          <text:p text:style-name="P10"><text:span text:style-name="T1">Память</text:span>: ряд алгоритмов требует выделения дополнительной памяти под временное хранение данных. При оценке используемой памяти не будет учитываться место, которое занимает исходный массив и независящие от входной последовательности затраты, например, на хранение кода программы.</text:p>
        </text:list-item>
        <text:list-item>
          <text:p text:style-name="P10"><text:span text:style-name="T1">Устойчивость</text:span>: метод сортировки называется устойчивым, если в процессе сортировки не меняется относительное расположение элементов с равными ключами. Такое свойство может быть очень полезным, если речь идет об элементах, уже упорядоченных по некоторым вторичным ключам, не влияющим на основной ключ. На рис.2 и рис.3 показаны результаты работы устойчивого и неустойчивого методов сортировки (элементы состоят из нескольких полей, как на рис.1, а сортировка происходит по одному из них, например, по x).</text:p>
        </text:list-item>
      </text:list>
      <text:p text:style-name="P4"/>
      <text:p text:style-name="P4">2. Какие алгоритмы сортировки называются устойчивыми?</text:p>
      <text:p text:style-name="P9"/>
      <text:p text:style-name="P11">Устойчивыми называются алгоритмы сортировки, которые сохраняют относительный порядок элементов с одинаковыми ключами. </text:p>
      <text:p text:style-name="P9">3. В чем состоит суть метода сортировки вставками?</text:p>
      <text:p text:style-name="P4"/>
      <text:p text:style-name="P6">Сортировка вставками - алгоритм, при котором каждый последующий элемент массива сравнивается с предыдущими элементами (отсортированными) и вставляется в нужную позицию. <text:s text:c="24"/>Создадим массив, в котором после завершения алгоритма будет лежать ответ. Будем поочередно вставлять элементы из исходного массива так, чтобы элементы в массиве-ответе всегда были отсортированы.</text:p>
      <text:p text:style-name="P6"/>
      <text:p text:style-name="P4">4. В чем достоинства и недостатки метода сортировки вставками?</text:p>
      <text:p text:style-name="P7"/>
      <text:p text:style-name="P1"><text:span text:style-name="T5">Одним из главных </text:span><text:span text:style-name="T7">преимуществ</text:span><text:span text:style-name="T5"> метода сортировки вставками является его простота. Он очень легко реализуется. Кроме того, он эффективен для сортировки небольших массивов. Также, если массив почти отсортирован, то метод сортировки вставками работает очень быстро.</text:span><text:span text:style-name="T4"> </text:span></text:p>
      <text:p text:style-name="P1"><text:span text:style-name="T7">Недостатком</text:span><text:span text:style-name="T5"> метода сортировки вставками является то, что он не является эффективным для сортировки больших массивов данных. В таком случае он может работать очень медленно. Кроме того, когда массив не отсортирован или отсортирован в обратном порядке, метод сортировки вставками также может работать не оптимально.</text:span></text:p>
      <text:p text:style-name="P2"/>
      <text:p text:style-name="P4"/>
      <text:p text:style-name="P4"/>
      <text:p text:style-name="P4"/>
      <text:p text:style-name="P4"/>
      <text:p text:style-name="P4"/>
      <text:p text:style-name="P4"><text:soft-page-break/>5. В чем состоит суть метода сортировки выбором?</text:p>
      <text:p text:style-name="P4"/>
      <text:p text:style-name="P5"><text:span text:style-name="T3">На очередной итерации будем находить минимум в массиве после текущего элемента и менять его с ним, если надо. Таким образом, после i-ой итерации первые i элементов будут стоять на своих местах.</text:span> </text:p>
      <text:p text:style-name="P5"/>
      <text:p text:style-name="P4">6. В чем достоинства и недостатки метода сортировки выбором?</text:p>
      <text:p text:style-name="P4"/>
      <text:p text:style-name="P1"><text:span text:style-name="T7">Достоинства метода сортировки выбором:</text:span><text:span text:style-name="T4"> </text:span><text:span text:style-name="T5">Простота реализации</text:span><text:span text:style-name="T6">, </text:span><text:span text:style-name="T5">Малое количество операций сравнения элементов.</text:span><text:span text:style-name="T4"> </text:span></text:p>
      <text:p text:style-name="P1"><text:span text:style-name="T7">Недостатки метода сортировки выбором:</text:span><text:span text:style-name="T5"> Низкая эффективность, Неустойчивость, Невозможность параллельной реализации, Требует большого количества операций обмена элементов.</text:span><text:span text:style-name="T4"> </text:span></text:p>
      <text:p text:style-name="P1"><text:span text:style-name="T5">В целом, метод сортировки выбором хорошо подходит для небольших массивов, но не рекомендуется использовать его для больших объемов данных.</text:span> </text:p>
      <text:p text:style-name="P1"/>
      <text:p text:style-name="P4">7. В чем состоит суть метода сортировки обменом?</text:p>
      <text:p text:style-name="P4"/>
      <text:p text:style-name="P2"><text:span text:style-name="T5">Метод сортировки обменом (или пузырьковая сортировка) заключается в проходе по списку несколько раз и каждый раз сравнивая два соседних элемента в списке. Если они стоят в неправильном порядке, то они меняются местами. Этот процесс повторяется до тех пор, пока все элементы не будут отсортированы.</text:span> </text:p>
      <text:p text:style-name="P2"/>
      <text:p text:style-name="P3">8. В чем достоинства и недостатки метода сортировки обменом?</text:p>
      <text:p text:style-name="P3"/>
      <text:p text:style-name="P1"><text:span text:style-name="T7">Достоинства метода сортировки обменом:</text:span><text:span text:style-name="T4"> </text:span><text:span text:style-name="T5">Легко реализуется и понимается</text:span><text:span text:style-name="T6">, </text:span><text:span text:style-name="T5">Может быть эффективен для небольших массивов данных, Не требуется дополнительной памяти</text:span><text:span text:style-name="T4"> </text:span></text:p>
      <text:p text:style-name="P1"><text:span text:style-name="T7">Недостатки метода сортировки обменом:</text:span><text:span text:style-name="T4"> </text:span><text:span text:style-name="T5">Неэффективен для больших массивов данных, так как требует большого количества операций перестановки элементов, Неустойчив, то есть порядок элементов с одинаковым значением может быть изменен, Не является оптимальным по производительности в сравнении с другими алгоритмами сортировки, такими как быстрая сортировка или сортировка слиянием. 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apple-system, 'apple color emoji', BlinkMacSystemFont, 'Segoe UI', Oxygen-Sans, Ubuntu, Cantarell, 'Helvetica Neue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YS Text" svg:font-family="'YS Text', Arial, Helvetica, 'Arial Unicode MS', sans-serif"/>
    <style:font-face style:name="apple-system" svg:font-family="apple-system, BlinkMacSystemFont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9T14:24:07.357000000</dc:date>
    <meta:editing-duration>PT1H44M30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2" meta:word-count="517" meta:character-count="4011" meta:non-whitespace-character-count="3485"/>
  </office:meta>
</office:document-meta>
</file>